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66cm" fo:padding-top="0.142cm" fo:padding-bottom="0.142cm" fo:padding-left="0.267cm" fo:padding-right="0.26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41cm" fo:min-width="0.339cm" fo:padding-top="0.142cm" fo:padding-bottom="0.142cm" fo:padding-left="0.267cm" fo:padding-right="0.26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47cm" fo:padding-top="0.142cm" fo:padding-bottom="0.142cm" fo:padding-left="0.267cm" fo:padding-right="0.26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6666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669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73cm" svg:height="0.325cm" svg:x="8.236cm" svg:y="1.037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81cm" svg:height="0.3cm" svg:x="14.436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73cm" svg:height="0.325cm" svg:x="10.08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73cm" svg:height="0.325cm" svg:x="9.1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73cm" svg:height="0.325cm" svg:x="11.82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74cm" svg:height="0.325cm" svg:x="10.916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8cm" svg:height="0.3cm" svg:x="17.1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8cm" svg:height="0.3cm" svg:x="16.20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8cm" svg:height="0.3cm" svg:x="13.598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7:20:51.213061898</dc:date>
    <meta:editing-duration>PT1H15M58S</meta:editing-duration>
    <meta:editing-cycles>20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</table:table-cell>
              <table:table-cell office:value-type="float" office:value="0">
                <text:p>0</text:p>
              </table:table-cell>
              <table:table-cell office:value-type="float" office:value="13.77">
                <text:p>13.77</text:p>
              </table:table-cell>
              <table:table-cell office:value-type="float" office:value="2.70999999999999">
                <text:p>2.70999999999999</text:p>
              </table:table-cell>
              <table:table-cell office:value-type="float" office:value="0.519999999999998">
                <text:p>0.519999999999998</text:p>
              </table:table-cell>
              <table:table-cell office:value-type="float" office:value="0">
                <text:p>0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1.87999999999999">
                <text:p>1.87999999999999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99.85">
                <text:p>99.85</text:p>
              </table:table-cell>
              <table:table-cell office:value-type="float" office:value="99.64">
                <text:p>99.64</text:p>
              </table:table-cell>
              <table:table-cell office:value-type="float" office:value="0">
                <text:p>0</text:p>
              </table:table-cell>
              <table:table-cell office:value-type="float" office:value="23.42">
                <text:p>23.42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0.329999999999997">
                <text:p>0.329999999999997</text:p>
              </table:table-cell>
              <table:table-cell office:value-type="float" office:value="99.83">
                <text:p>99.83</text:p>
              </table:table-cell>
              <table:table-cell office:value-type="float" office:value="52.55">
                <text:p>52.55</text:p>
              </table:table-cell>
              <table:table-cell office:value-type="float" office:value="NaN">
                <text:p>NaN</text:p>
              </table:table-cell>
              <table:table-cell office:value-type="float" office:value="27.4772222222222">
                <text:p>27.4772222222222</text:p>
              </table:table-cell>
              <table:table-cell office:value-type="float" office:value="67.8242857142857">
                <text:p>67.8242857142857</text:p>
              </table:table-cell>
            </table:table-row>
            <table:table-row>
              <table:table-cell office:value-type="string">
                <text:p>ISR=10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93.46">
                <text:p>93.46</text:p>
              </table:table-cell>
              <table:table-cell office:value-type="float" office:value="6.01999999999999">
                <text:p>6.01999999999999</text:p>
              </table:table-cell>
              <table:table-cell office:value-type="float" office:value="1.14">
                <text:p>1.1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669999999999993">
                <text:p>0.669999999999993</text:p>
              </table:table-cell>
              <table:table-cell office:value-type="float" office:value="8.17">
                <text:p>8.17</text:p>
              </table:table-cell>
              <table:table-cell office:value-type="float" office:value="1.11">
                <text:p>1.11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80.88">
                <text:p>80.88</text:p>
              </table:table-cell>
              <table:table-cell office:value-type="float" office:value="38.9">
                <text:p>38.9</text:p>
              </table:table-cell>
              <table:table-cell office:value-type="float" office:value="67.85">
                <text:p>67.85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6.07">
                <text:p>6.07</text:p>
              </table:table-cell>
              <table:table-cell office:value-type="float" office:value="99.83">
                <text:p>99.83</text:p>
              </table:table-cell>
              <table:table-cell office:value-type="float" office:value="57.07">
                <text:p>57.07</text:p>
              </table:table-cell>
              <table:table-cell office:value-type="float" office:value="NaN">
                <text:p>NaN</text:p>
              </table:table-cell>
              <table:table-cell office:value-type="float" office:value="42.245">
                <text:p>42.245</text:p>
              </table:table-cell>
              <table:table-cell office:value-type="float" office:value="82.2428571428572">
                <text:p>82.2428571428572</text:p>
              </table:table-cell>
            </table:table-row>
            <table:table-row>
              <table:table-cell office:value-type="string">
                <text:p>ISR=15</text:p>
              </table:table-cell>
              <table:table-cell office:value-type="float" office:value="3.54">
                <text:p>3.54</text:p>
              </table:table-cell>
              <table:table-cell office:value-type="float" office:value="98.62">
                <text:p>98.62</text:p>
              </table:table-cell>
              <table:table-cell office:value-type="float" office:value="8.18">
                <text:p>8.18</text:p>
              </table:table-cell>
              <table:table-cell office:value-type="float" office:value="2.35">
                <text:p>2.35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5.01999999999999">
                <text:p>5.01999999999999</text:p>
              </table:table-cell>
              <table:table-cell office:value-type="float" office:value="26.54">
                <text:p>26.54</text:p>
              </table:table-cell>
              <table:table-cell office:value-type="float" office:value="2.06">
                <text:p>2.06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18">
                <text:p>99.18</text:p>
              </table:table-cell>
              <table:table-cell office:value-type="float" office:value="54.65">
                <text:p>54.65</text:p>
              </table:table-cell>
              <table:table-cell office:value-type="float" office:value="79.73">
                <text:p>79.73</text:p>
              </table:table-cell>
              <table:table-cell office:value-type="float" office:value="99.48">
                <text:p>99.48</text:p>
              </table:table-cell>
              <table:table-cell office:value-type="float" office:value="4.76">
                <text:p>4.76</text:p>
              </table:table-cell>
              <table:table-cell office:value-type="float" office:value="34.31">
                <text:p>34.31</text:p>
              </table:table-cell>
              <table:table-cell office:value-type="float" office:value="99.83">
                <text:p>99.83</text:p>
              </table:table-cell>
              <table:table-cell office:value-type="float" office:value="65.45">
                <text:p>65.45</text:p>
              </table:table-cell>
              <table:table-cell office:value-type="float" office:value="NaN">
                <text:p>NaN</text:p>
              </table:table-cell>
              <table:table-cell office:value-type="float" office:value="49.0788888888889">
                <text:p>49.0788888888889</text:p>
              </table:table-cell>
              <table:table-cell office:value-type="float" office:value="88.3042857142857">
                <text:p>88.3042857142857</text:p>
              </table:table-cell>
            </table:table-row>
            <table:table-row>
              <table:table-cell office:value-type="string">
                <text:p>ISR=20</text:p>
              </table:table-cell>
              <table:table-cell office:value-type="float" office:value="22">
                <text:p>22</text:p>
              </table:table-cell>
              <table:table-cell office:value-type="float" office:value="99.54">
                <text:p>99.54</text:p>
              </table:table-cell>
              <table:table-cell office:value-type="float" office:value="14.78">
                <text:p>14.78</text:p>
              </table:table-cell>
              <table:table-cell office:value-type="float" office:value="5.55">
                <text:p>5.55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26.46">
                <text:p>26.46</text:p>
              </table:table-cell>
              <table:table-cell office:value-type="float" office:value="48.29">
                <text:p>48.29</text:p>
              </table:table-cell>
              <table:table-cell office:value-type="float" office:value="2.26999999999999">
                <text:p>2.26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28">
                <text:p>99.28</text:p>
              </table:table-cell>
              <table:table-cell office:value-type="float" office:value="69.78">
                <text:p>69.78</text:p>
              </table:table-cell>
              <table:table-cell office:value-type="float" office:value="99.69">
                <text:p>99.69</text:p>
              </table:table-cell>
              <table:table-cell office:value-type="float" office:value="99.48">
                <text:p>99.48</text:p>
              </table:table-cell>
              <table:table-cell office:value-type="float" office:value="54.61">
                <text:p>54.61</text:p>
              </table:table-cell>
              <table:table-cell office:value-type="float" office:value="40.29">
                <text:p>40.29</text:p>
              </table:table-cell>
              <table:table-cell office:value-type="float" office:value="99.83">
                <text:p>99.83</text:p>
              </table:table-cell>
              <table:table-cell office:value-type="float" office:value="73.23">
                <text:p>73.23</text:p>
              </table:table-cell>
              <table:table-cell office:value-type="float" office:value="NaN">
                <text:p>NaN</text:p>
              </table:table-cell>
              <table:table-cell office:value-type="float" office:value="58.6044444444444">
                <text:p>58.6044444444444</text:p>
              </table:table-cell>
              <table:table-cell office:value-type="float" office:value="91.5914285714286">
                <text:p>91.5914285714286</text:p>
              </table:table-cell>
            </table:table-row>
            <table:table-row>
              <table:table-cell office:value-type="string">
                <text:p>ISR=25</text:p>
              </table:table-cell>
              <table:table-cell office:value-type="float" office:value="66.85">
                <text:p>66.85</text:p>
              </table:table-cell>
              <table:table-cell office:value-type="float" office:value="99.74">
                <text:p>99.74</text:p>
              </table:table-cell>
              <table:table-cell office:value-type="float" office:value="61.73">
                <text:p>61.73</text:p>
              </table:table-cell>
              <table:table-cell office:value-type="float" office:value="9.85999999999999">
                <text:p>9.85999999999999</text:p>
              </table:table-cell>
              <table:table-cell office:value-type="float" office:value="0.4">
                <text:p>0.4</text:p>
              </table:table-cell>
              <table:table-cell office:value-type="float" office:value="46.82">
                <text:p>46.82</text:p>
              </table:table-cell>
              <table:table-cell office:value-type="float" office:value="59.75">
                <text:p>59.75</text:p>
              </table:table-cell>
              <table:table-cell office:value-type="float" office:value="2.73">
                <text:p>2.73</text:p>
              </table:table-cell>
              <table:table-cell office:value-type="float" office:value="99.89">
                <text:p>99.89</text:p>
              </table:table-cell>
              <table:table-cell office:value-type="float" office:value="99.69">
                <text:p>99.69</text:p>
              </table:table-cell>
              <table:table-cell office:value-type="float" office:value="99.39">
                <text:p>99.39</text:p>
              </table:table-cell>
              <table:table-cell office:value-type="float" office:value="85.06">
                <text:p>85.06</text:p>
              </table:table-cell>
              <table:table-cell office:value-type="float" office:value="99.75">
                <text:p>99.75</text:p>
              </table:table-cell>
              <table:table-cell office:value-type="float" office:value="99.48">
                <text:p>99.48</text:p>
              </table:table-cell>
              <table:table-cell office:value-type="float" office:value="98.75">
                <text:p>98.75</text:p>
              </table:table-cell>
              <table:table-cell office:value-type="float" office:value="41.06">
                <text:p>41.06</text:p>
              </table:table-cell>
              <table:table-cell office:value-type="float" office:value="99.83">
                <text:p>99.83</text:p>
              </table:table-cell>
              <table:table-cell office:value-type="float" office:value="80.06">
                <text:p>80.06</text:p>
              </table:table-cell>
              <table:table-cell office:value-type="float" office:value="NaN">
                <text:p>NaN</text:p>
              </table:table-cell>
              <table:table-cell office:value-type="float" office:value="69.4911111111111">
                <text:p>69.4911111111111</text:p>
              </table:table-cell>
              <table:table-cell office:value-type="float" office:value="94.7714285714286">
                <text:p>94.77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